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57f" officeooo:paragraph-rsid="000b757f"/>
    </style:style>
    <style:style style:name="P2" style:family="paragraph" style:parent-style-name="Standard">
      <style:text-properties officeooo:rsid="000b757f" officeooo:paragraph-rsid="00111a12"/>
    </style:style>
    <style:style style:name="P3" style:family="paragraph" style:parent-style-name="Standard">
      <style:text-properties officeooo:rsid="000b757f" officeooo:paragraph-rsid="00234564"/>
    </style:style>
    <style:style style:name="P4" style:family="paragraph" style:parent-style-name="Standard">
      <style:text-properties officeooo:rsid="000bc00e" officeooo:paragraph-rsid="000bc00e"/>
    </style:style>
    <style:style style:name="P5" style:family="paragraph" style:parent-style-name="Standard">
      <style:text-properties officeooo:rsid="001622d5" officeooo:paragraph-rsid="001622d5"/>
    </style:style>
    <style:style style:name="P6" style:family="paragraph" style:parent-style-name="Standard">
      <style:text-properties officeooo:paragraph-rsid="001bec7f"/>
    </style:style>
    <style:style style:name="P7" style:family="paragraph" style:parent-style-name="Standard">
      <style:text-properties officeooo:paragraph-rsid="001dd35a"/>
    </style:style>
    <style:style style:name="P8" style:family="paragraph" style:parent-style-name="Standard">
      <style:text-properties officeooo:paragraph-rsid="00233ef8"/>
    </style:style>
    <style:style style:name="P9" style:family="paragraph" style:parent-style-name="Standard">
      <style:text-properties fo:font-style="italic" officeooo:rsid="0030b3d8" officeooo:paragraph-rsid="0032711e" style:font-style-asian="italic" style:font-style-complex="italic"/>
    </style:style>
    <style:style style:name="P10" style:family="paragraph" style:parent-style-name="Standard">
      <style:text-properties fo:font-style="italic" officeooo:rsid="0030b3d8" officeooo:paragraph-rsid="003d5d1d" style:font-style-asian="italic" style:font-style-complex="italic"/>
    </style:style>
    <style:style style:name="P11" style:family="paragraph" style:parent-style-name="Standard">
      <style:text-properties fo:font-style="italic" officeooo:rsid="0032711e" officeooo:paragraph-rsid="0032711e" style:font-style-asian="italic" style:font-style-complex="italic"/>
    </style:style>
    <style:style style:name="P12" style:family="paragraph" style:parent-style-name="Standard">
      <style:text-properties fo:font-style="italic" officeooo:rsid="003624bb" officeooo:paragraph-rsid="003624bb" style:font-style-asian="italic" style:font-style-complex="italic"/>
    </style:style>
    <style:style style:name="P13" style:family="paragraph" style:parent-style-name="Standard">
      <style:text-properties fo:font-style="italic" officeooo:rsid="00389c87" officeooo:paragraph-rsid="00389c87" style:font-style-asian="italic" style:font-style-complex="italic"/>
    </style:style>
    <style:style style:name="P14" style:family="paragraph" style:parent-style-name="Standard">
      <style:text-properties fo:font-style="italic" officeooo:rsid="003ead8a" officeooo:paragraph-rsid="003ead8a" style:font-style-asian="italic" style:font-style-complex="italic"/>
    </style:style>
    <style:style style:name="P15" style:family="paragraph" style:parent-style-name="Standard">
      <style:text-properties officeooo:paragraph-rsid="002ec686"/>
    </style:style>
    <style:style style:name="P16" style:family="paragraph" style:parent-style-name="Standard">
      <style:text-properties officeooo:rsid="0030b3d8" officeooo:paragraph-rsid="0030b3d8"/>
    </style:style>
    <style:style style:name="P17" style:family="paragraph" style:parent-style-name="Standard">
      <style:text-properties officeooo:rsid="0030b3d8" officeooo:paragraph-rsid="00389c87"/>
    </style:style>
    <style:style style:name="P18" style:family="paragraph" style:parent-style-name="Standard">
      <style:text-properties officeooo:rsid="0032711e" officeooo:paragraph-rsid="0032711e"/>
    </style:style>
    <style:style style:name="P19" style:family="paragraph" style:parent-style-name="Standard">
      <style:text-properties officeooo:rsid="003f1125" officeooo:paragraph-rsid="003f1125"/>
    </style:style>
    <style:style style:name="T1" style:family="text">
      <style:text-properties officeooo:rsid="000b757f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c00e" style:font-style-asian="italic" style:font-style-complex="italic"/>
    </style:style>
    <style:style style:name="T5" style:family="text">
      <style:text-properties fo:font-style="italic" officeooo:rsid="000d9c74" style:font-style-asian="italic" style:font-style-complex="italic"/>
    </style:style>
    <style:style style:name="T6" style:family="text">
      <style:text-properties fo:font-style="italic" officeooo:rsid="00105183" style:font-style-asian="italic" style:font-style-complex="italic"/>
    </style:style>
    <style:style style:name="T7" style:family="text">
      <style:text-properties fo:font-style="italic" officeooo:rsid="001a3e0e" style:font-style-asian="italic" style:font-style-complex="italic"/>
    </style:style>
    <style:style style:name="T8" style:family="text">
      <style:text-properties fo:font-style="italic" officeooo:rsid="001622d5" style:font-style-asian="italic" style:font-style-complex="italic"/>
    </style:style>
    <style:style style:name="T9" style:family="text">
      <style:text-properties fo:font-style="italic" officeooo:rsid="001f229f" style:font-style-asian="italic" style:font-style-complex="italic"/>
    </style:style>
    <style:style style:name="T10" style:family="text">
      <style:text-properties fo:font-style="italic" officeooo:rsid="00220ca2" style:font-style-asian="italic" style:font-style-complex="italic"/>
    </style:style>
    <style:style style:name="T11" style:family="text">
      <style:text-properties fo:font-style="italic" officeooo:rsid="00224b30" style:font-style-asian="italic" style:font-style-complex="italic"/>
    </style:style>
    <style:style style:name="T12" style:family="text">
      <style:text-properties fo:font-style="italic" officeooo:rsid="00233ef8" style:font-style-asian="italic" style:font-style-complex="italic"/>
    </style:style>
    <style:style style:name="T13" style:family="text">
      <style:text-properties fo:font-style="italic" officeooo:rsid="001bec7f" style:font-style-asian="italic" style:font-style-complex="italic"/>
    </style:style>
    <style:style style:name="T14" style:family="text">
      <style:text-properties fo:font-style="italic" officeooo:rsid="001c18c5" style:font-style-asian="italic" style:font-style-complex="italic"/>
    </style:style>
    <style:style style:name="T15" style:family="text">
      <style:text-properties fo:font-style="italic" officeooo:rsid="002b1c60" style:font-style-asian="italic" style:font-style-complex="italic"/>
    </style:style>
    <style:style style:name="T16" style:family="text">
      <style:text-properties fo:font-style="italic" officeooo:rsid="002beb97" style:font-style-asian="italic" style:font-style-complex="italic"/>
    </style:style>
    <style:style style:name="T17" style:family="text">
      <style:text-properties fo:font-style="italic" officeooo:rsid="0026de32" style:font-style-asian="italic" style:font-style-complex="italic"/>
    </style:style>
    <style:style style:name="T18" style:family="text">
      <style:text-properties fo:font-style="italic" officeooo:rsid="002cd349" style:font-style-asian="italic" style:font-style-complex="italic"/>
    </style:style>
    <style:style style:name="T19" style:family="text">
      <style:text-properties fo:font-style="italic" officeooo:rsid="0030b3d8" style:font-style-asian="italic" style:font-style-complex="italic"/>
    </style:style>
    <style:style style:name="T20" style:family="text">
      <style:text-properties fo:font-style="italic" officeooo:rsid="003d5d1d" style:font-style-asian="italic" style:font-style-complex="italic"/>
    </style:style>
    <style:style style:name="T21" style:family="text">
      <style:text-properties fo:font-style="italic" officeooo:rsid="003ead8a" style:font-style-asian="italic" style:font-style-complex="italic"/>
    </style:style>
    <style:style style:name="T22" style:family="text">
      <style:text-properties fo:font-style="italic" officeooo:rsid="002cd349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d9c74" style:font-style-asian="normal" style:font-style-complex="normal"/>
    </style:style>
    <style:style style:name="T25" style:family="text">
      <style:text-properties fo:font-style="normal" officeooo:rsid="000e5ad7" style:font-style-asian="normal" style:font-style-complex="normal"/>
    </style:style>
    <style:style style:name="T26" style:family="text">
      <style:text-properties fo:font-style="normal" officeooo:rsid="00105183" style:font-style-asian="normal" style:font-style-complex="normal"/>
    </style:style>
    <style:style style:name="T27" style:family="text">
      <style:text-properties fo:font-style="normal" officeooo:rsid="0015a1ce" style:font-style-asian="normal" style:font-style-complex="normal"/>
    </style:style>
    <style:style style:name="T28" style:family="text">
      <style:text-properties fo:font-style="normal" officeooo:rsid="001622d5" style:font-style-asian="normal" style:font-style-complex="normal"/>
    </style:style>
    <style:style style:name="T29" style:family="text">
      <style:text-properties fo:font-style="normal" officeooo:rsid="001a3e0e" style:font-style-asian="normal" style:font-style-complex="normal"/>
    </style:style>
    <style:style style:name="T30" style:family="text">
      <style:text-properties fo:font-style="normal" officeooo:rsid="001bec7f" style:font-style-asian="normal" style:font-style-complex="normal"/>
    </style:style>
    <style:style style:name="T31" style:family="text">
      <style:text-properties fo:font-style="normal" officeooo:rsid="001dd35a" style:font-style-asian="normal" style:font-style-complex="normal"/>
    </style:style>
    <style:style style:name="T32" style:family="text">
      <style:text-properties fo:font-style="normal" officeooo:rsid="001f229f" style:font-style-asian="normal" style:font-style-complex="normal"/>
    </style:style>
    <style:style style:name="T33" style:family="text">
      <style:text-properties fo:font-style="normal" officeooo:rsid="00218f23" style:font-style-asian="normal" style:font-style-complex="normal"/>
    </style:style>
    <style:style style:name="T34" style:family="text">
      <style:text-properties fo:font-style="normal" officeooo:rsid="00220ca2" style:font-style-asian="normal" style:font-style-complex="normal"/>
    </style:style>
    <style:style style:name="T35" style:family="text">
      <style:text-properties fo:font-style="normal" officeooo:rsid="00224b30" style:font-style-asian="normal" style:font-style-complex="normal"/>
    </style:style>
    <style:style style:name="T36" style:family="text">
      <style:text-properties fo:font-style="normal" officeooo:rsid="00233ef8" style:font-style-asian="normal" style:font-style-complex="normal"/>
    </style:style>
    <style:style style:name="T37" style:family="text">
      <style:text-properties fo:font-style="normal" officeooo:rsid="00234564" style:font-style-asian="normal" style:font-style-complex="normal"/>
    </style:style>
    <style:style style:name="T38" style:family="text">
      <style:text-properties fo:font-style="normal" officeooo:rsid="002b1c60" style:font-style-asian="normal" style:font-style-complex="normal"/>
    </style:style>
    <style:style style:name="T39" style:family="text">
      <style:text-properties fo:font-style="normal" officeooo:rsid="002beb97" style:font-style-asian="normal" style:font-style-complex="normal"/>
    </style:style>
    <style:style style:name="T40" style:family="text">
      <style:text-properties fo:font-style="normal" officeooo:rsid="002cd349" style:font-style-asian="normal" style:font-style-complex="normal"/>
    </style:style>
    <style:style style:name="T41" style:family="text">
      <style:text-properties fo:font-style="normal" officeooo:rsid="002ec686" style:font-style-asian="normal" style:font-style-complex="normal"/>
    </style:style>
    <style:style style:name="T42" style:family="text">
      <style:text-properties fo:font-style="normal" officeooo:rsid="0030b3d8" style:font-style-asian="normal" style:font-style-complex="normal"/>
    </style:style>
    <style:style style:name="T43" style:family="text">
      <style:text-properties fo:font-style="normal" officeooo:rsid="0032711e" style:font-style-asian="normal" style:font-style-complex="normal"/>
    </style:style>
    <style:style style:name="T44" style:family="text">
      <style:text-properties fo:font-style="normal" officeooo:rsid="00343e59" style:font-style-asian="normal" style:font-style-complex="normal"/>
    </style:style>
    <style:style style:name="T45" style:family="text">
      <style:text-properties fo:font-style="normal" officeooo:rsid="00389c87" style:font-style-asian="normal" style:font-style-complex="normal"/>
    </style:style>
    <style:style style:name="T46" style:family="text">
      <style:text-properties fo:font-style="normal" officeooo:rsid="003934fd" style:font-style-asian="normal" style:font-style-complex="normal"/>
    </style:style>
    <style:style style:name="T47" style:family="text">
      <style:text-properties fo:font-style="normal" officeooo:rsid="003a77a8" style:font-style-asian="normal" style:font-style-complex="normal"/>
    </style:style>
    <style:style style:name="T48" style:family="text">
      <style:text-properties fo:font-style="normal" officeooo:rsid="003b0370" style:font-style-asian="normal" style:font-style-complex="normal"/>
    </style:style>
    <style:style style:name="T49" style:family="text">
      <style:text-properties fo:font-style="normal" officeooo:rsid="003b9dc4" style:font-style-asian="normal" style:font-style-complex="normal"/>
    </style:style>
    <style:style style:name="T50" style:family="text">
      <style:text-properties fo:font-style="normal" officeooo:rsid="003d5d1d" style:font-style-asian="normal" style:font-style-complex="normal"/>
    </style:style>
    <style:style style:name="T51" style:family="text">
      <style:text-properties fo:font-style="normal" officeooo:rsid="003ead8a" style:font-style-asian="normal" style:font-style-complex="normal"/>
    </style:style>
    <style:style style:name="T52" style:family="text">
      <style:text-properties fo:font-style="normal" officeooo:rsid="003f1125" style:font-style-asian="normal" style:font-style-complex="normal"/>
    </style:style>
    <style:style style:name="T53" style:family="text">
      <style:text-properties officeooo:rsid="000bc00e"/>
    </style:style>
    <style:style style:name="T54" style:family="text">
      <style:text-properties officeooo:rsid="000d9c74"/>
    </style:style>
    <style:style style:name="T55" style:family="text">
      <style:text-properties officeooo:rsid="000e5ad7"/>
    </style:style>
    <style:style style:name="T56" style:family="text">
      <style:text-properties officeooo:rsid="00105183"/>
    </style:style>
    <style:style style:name="T57" style:family="text">
      <style:text-properties officeooo:rsid="00111a12"/>
    </style:style>
    <style:style style:name="T58" style:family="text">
      <style:text-properties officeooo:rsid="00122b50"/>
    </style:style>
    <style:style style:name="T59" style:family="text">
      <style:text-properties officeooo:rsid="0012a010"/>
    </style:style>
    <style:style style:name="T60" style:family="text">
      <style:text-properties officeooo:rsid="0013ac35"/>
    </style:style>
    <style:style style:name="T61" style:family="text">
      <style:text-properties officeooo:rsid="001622d5"/>
    </style:style>
    <style:style style:name="T62" style:family="text">
      <style:text-properties officeooo:rsid="001a3e0e"/>
    </style:style>
    <style:style style:name="T63" style:family="text">
      <style:text-properties officeooo:rsid="001bec7f"/>
    </style:style>
    <style:style style:name="T64" style:family="text">
      <style:text-properties officeooo:rsid="001c18c5"/>
    </style:style>
    <style:style style:name="T65" style:family="text">
      <style:text-properties officeooo:rsid="001dd35a"/>
    </style:style>
    <style:style style:name="T66" style:family="text">
      <style:text-properties officeooo:rsid="00209e04"/>
    </style:style>
    <style:style style:name="T67" style:family="text">
      <style:text-properties officeooo:rsid="00218f23"/>
    </style:style>
    <style:style style:name="T68" style:family="text">
      <style:text-properties officeooo:rsid="00252b7e"/>
    </style:style>
    <style:style style:name="T69" style:family="text">
      <style:text-properties officeooo:rsid="00260406"/>
    </style:style>
    <style:style style:name="T70" style:family="text">
      <style:text-properties officeooo:rsid="0026de32"/>
    </style:style>
    <style:style style:name="T71" style:family="text">
      <style:text-properties officeooo:rsid="00279fe0"/>
    </style:style>
    <style:style style:name="T72" style:family="text">
      <style:text-properties officeooo:rsid="002908e2"/>
    </style:style>
    <style:style style:name="T73" style:family="text">
      <style:text-properties officeooo:rsid="002ac199"/>
    </style:style>
    <style:style style:name="T74" style:family="text">
      <style:text-properties officeooo:rsid="002b1c60"/>
    </style:style>
    <style:style style:name="T75" style:family="text">
      <style:text-properties officeooo:rsid="002beb97"/>
    </style:style>
    <style:style style:name="T76" style:family="text">
      <style:text-properties officeooo:rsid="002ec686"/>
    </style:style>
    <style:style style:name="T77" style:family="text">
      <style:text-properties officeooo:rsid="0030b3d8"/>
    </style:style>
    <style:style style:name="T78" style:family="text">
      <style:text-properties officeooo:rsid="0032711e"/>
    </style:style>
    <style:style style:name="T79" style:family="text">
      <style:text-properties style:text-underline-style="solid" style:text-underline-width="auto" style:text-underline-color="font-color" officeooo:rsid="0032711e"/>
    </style:style>
    <style:style style:name="T80" style:family="text">
      <style:text-properties style:text-position="sub 58%"/>
    </style:style>
    <style:style style:name="T81" style:family="text">
      <style:text-properties style:text-position="0% 100%"/>
    </style:style>
    <style:style style:name="T82" style:family="text">
      <style:text-properties officeooo:rsid="00389c87"/>
    </style:style>
    <style:style style:name="T83" style:family="text">
      <style:text-properties officeooo:rsid="003ead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:</text:p>
      <text:p text:style-name="P4"/>
      <text:p text:style-name="P15"><text:span text:style-name="T76">Close a</text:span><text:span text:style-name="T75">ssociations between </text:span><text:span text:style-name="T16">Nostoc</text:span><text:span text:style-name="T39"> </text:span><text:span text:style-name="T41">cyanobacteria </text:span><text:span text:style-name="T39">and mosses </text:span><text:span text:style-name="T40">have </text:span><text:span text:style-name="T41">been noted by naturalists for over a century; among</text:span><text:span text:style-name="T39"> the first described species of </text:span><text:span text:style-name="T16">Nostoc </text:span><text:span text:style-name="T41">were specimens collected</text:span><text:span text:style-name="T39"> from mosses</text:span><text:span text:style-name="T68"> </text:span><text:span text:style-name="T69">(</text:span><text:span text:style-name="T2">Nostoc muscorum</text:span> Agardh ex Bornet et Flahault 1888, <text:span text:style-name="T75">now </text:span><text:span text:style-name="T16">Desmonostoc muscorum </text:span><text:span text:style-name="T41">(___Hrouzek</text:span><text:span text:style-name="T43">2013___</text:span><text:span text:style-name="T41">) </text:span><text:span text:style-name="T69">). </text:span><text:span text:style-name="T76">Since that time, r</text:span><text:span text:style-name="T70">esearchers</text:span><text:span text:style-name="T76"> have continued to note</text:span><text:span text:style-name="T70"> frequent association</text:span><text:span text:style-name="T71">s</text:span><text:span text:style-name="T70"> of </text:span><text:span text:style-name="T17">Nostoc</text:span><text:span text:style-name="T70">-like organisms </text:span><text:span text:style-name="T77">(sensu </text:span><text:span text:style-name="T83">latu,</text:span><text:span text:style-name="T77"> </text:span><text:span text:style-name="T18">Nostoc</text:span><text:span text:style-name="T40"> Vaucher </text:span><text:span text:style-name="T22">ex</text:span><text:span text:style-name="T40"> Bornet and Flahault 1886</text:span><text:span text:style-name="T39">) </text:span><text:span text:style-name="T70">and mosses (Bry</text:span><text:span text:style-name="T71">ophyta sensu strictu</text:span><text:span text:style-name="T70">) (</text:span><text:span text:style-name="T77">reviewed in </text:span><text:span text:style-name="T75"><text:s/>___</text:span><text:span text:style-name="T72">Meeks1990</text:span><text:span text:style-name="T73">checkThis!</text:span><text:span text:style-name="T72">___</text:span><text:span text:style-name="T70">). The </text:span><text:span text:style-name="T71">potential </text:span><text:span text:style-name="T70">importance of these associations </text:span><text:span text:style-name="T72">at larger scale in </text:span><text:span text:style-name="T71">temperate </text:span><text:span text:style-name="T72">and arctic </text:span><text:span text:style-name="T71">terrestrial ecosystems was predicted and </text:span><text:span text:style-name="T77">quantified</text:span><text:span text:style-name="T71"> in multiple </text:span><text:span text:style-name="T77">early</text:span><text:span text:style-name="T76"> </text:span><text:span text:style-name="T71">studies (reviewed in ___DoddsGudderMollenhauer 1995___). </text:span><text:span text:style-name="T74">However, interest in moss-</text:span><text:span text:style-name="T15">Nostoc</text:span><text:span text:style-name="T38"> and moss-cyanbacterial associations </text:span><text:span text:style-name="T42">grew rapidly</text:span><text:span text:style-name="T38"> following the documentation of the widespread symbiosis between </text:span><text:span text:style-name="T51">a</text:span><text:span text:style-name="T38"> </text:span><text:span text:style-name="T15">Nostoc</text:span><text:span text:style-name="T38"> </text:span><text:span text:style-name="T51">sp. </text:span><text:span text:style-name="T38">and feather moss </text:span><text:span text:style-name="T15">Pleurozium</text:span><text:span text:style-name="T38"> </text:span><text:span text:style-name="T15">schreberi</text:span><text:span text:style-name="T38"> in boreal forests, and its </text:span><text:span text:style-name="T42">large </text:span><text:span text:style-name="T38">predicted importance </text:span><text:span text:style-name="T51">for</text:span><text:span text:style-name="T38"> global N-cycling (___DeLuca2002___). Since that time, </text:span><text:span text:style-name="T42">research on moss-</text:span><text:span text:style-name="T19">Nostoc</text:span><text:span text:style-name="T42"> (sensu latu) symbioses has grown rapidly </text:span><text:span text:style-name="T51">and have employed increasingly sophisticated means of detection and quantification (____, ____, ____).</text:span></text:p>
      <text:p text:style-name="P16"/>
      <text:p text:style-name="P17"><text:span text:style-name="T23">Symbioses between mosses and </text:span><text:span text:style-name="T3">Nostoc-</text:span><text:span text:style-name="T23">like organisms are generally considered to be “loose”, mutually-facultative symbioses (___), </text:span><text:span text:style-name="T43">that vary seasonally (___) and with ambient organic N-availability (___).</text:span><text:span text:style-name="T45"> </text:span><text:span text:style-name="T20">Nostoc</text:span><text:span text:style-name="T50">-like organisms appear to prefer the protected leaflet-axils </text:span><text:span text:style-name="T51">along</text:span><text:span text:style-name="T50"> moss stems, </text:span><text:span text:style-name="T52">or in</text:span><text:span text:style-name="T50"> </text:span><text:span text:style-name="T51">incurved regions of leaflet-tissue and other protected areas</text:span><text:span text:style-name="T50"> (___), </text:span><text:span text:style-name="T51">suggesting a structural benefit for</text:span><text:span text:style-name="T21"> Nostoc-</text:span><text:span text:style-name="T51">like organism when associating with moss hosts</text:span><text:span text:style-name="T50">. </text:span><text:span text:style-name="T52">Nutrient exchanges have been hypothesized, usually involved an transfer of fixed organic nitrogen in the form of glutamine from heterocystous Nostoc colonies to the host plant (___), perhaps in exchange for high-energy sugars from the moss host (___), though the latter has been rarely observed (___). </text:span></text:p>
      <text:p text:style-name="P17"><text:span text:style-name="T52"/></text:p>
      <text:p text:style-name="P19"><text:span text:style-name="T52">M</text:span><text:span text:style-name="T23">essenger molecules have been proposed, with some evidence that </text:span></text:p>
      <text:p text:style-name="P11"><text:span text:style-name="T44"/></text:p>
      <text:p text:style-name="P14"><text:span text:style-name="T44">H</text:span><text:span text:style-name="T23">ost specificity of </text:span>Nostoc-<text:span text:style-name="T23">like organisms are </text:span></text:p>
      <text:p text:style-name="P11"><text:span text:style-name="T44"/></text:p>
      <text:p text:style-name="P10"><text:span text:style-name="T44">However, the challenges of </text:span><text:span text:style-name="T45">documenting and quantifying</text:span><text:span text:style-name="T43"> the moss-</text:span><text:span text:style-name="T79">Nostoc</text:span><text:span text:style-name="T43"> symbioses are significant. </text:span><text:span text:style-name="T78">Nostoc-</text:span><text:span text:style-name="T43">like organisms typically participate in complex life cycles that range from </text:span><text:span text:style-name="T44">large, mature colonies (syncoenobium)</text:span><text:span text:style-name="T45"> to single-celled </text:span><text:span text:style-name="T46">akinete </text:span><text:span text:style-name="T48">(dormant cell)</text:span><text:span text:style-name="T46"> </text:span><text:span text:style-name="T45">and single-trichome life stages, </text:span><text:span text:style-name="T46">with </text:span><text:span text:style-name="T48">numerous </text:span><text:span text:style-name="T46">intermediate stages of </text:span><text:span text:style-name="T48">being common (___</text:span><text:span text:style-name="T49">). </text:span><text:span text:style-name="T44">It is probably </text:span><text:span text:style-name="T49">mostly</text:span><text:span text:style-name="T44"> the more obvious, large-syncoenobium </text:span><text:span text:style-name="T46">life-</text:span><text:span text:style-name="T44">stage</text:span><text:span text:style-name="T46">s</text:span><text:span text:style-name="T44"> that </text:span><text:span text:style-name="T46">are</text:span><text:span text:style-name="T44"> </text:span><text:span text:style-name="T51">noted</text:span><text:span text:style-name="T44"> using standard light- and wide-field-epifluorescence microscopy </text:span><text:span text:style-name="T48">(___)</text:span><text:span text:style-name="T44">. </text:span><text:span text:style-name="T48">Culturing of mono-algal cyanobacterial cultures from environmental samples often requires months-to-years of effort for single strains. </text:span><text:span text:style-name="T50">Once cultured, mono-algal </text:span><text:span text:style-name="T48">cultures are particularly difficult to </text:span><text:span text:style-name="T50">bring to an axenic state</text:span><text:span text:style-name="T48">, as the EPS sheath of cyanobacteria can protect diverse co-cultured organisms (___Temraleeva2016___). </text:span></text:p>
      <text:p text:style-name="P10"><text:span text:style-name="T48"/></text:p>
      <text:p text:style-name="P10"><text:span text:style-name="T44">W</text:span><text:span text:style-name="T45">hen attempting to detect </text:span><text:span text:style-name="T82">Nostoc-</text:span><text:span text:style-name="T45">like organisms </text:span><text:span text:style-name="T46">on bryophyte material</text:span><text:span text:style-name="T45"> with PCR-based methods, </text:span><text:span text:style-name="T46">additional difficulties emerge. </text:span><text:span text:style-name="T48">Culture-free,</text:span><text:span text:style-name="T46"> molecular approaches for identification and quantification of cyanobacteria </text:span><text:span text:style-name="T48">typically </text:span><text:span text:style-name="T46">involve PCR-amplification of the 16S rRNA gene for taxonomic identification (___) and dinitrogenase reductase gene (nifH) </text:span><text:span text:style-name="T47">(___). However, chloroplast organelles originate from endosymbiosis with a cyanobacteria (___), and </text:span><text:span text:style-name="T48">in</text:span><text:span text:style-name="T47"> </text:span><text:span text:style-name="T48">DNA extracted from plant microbiomes </text:span><text:span text:style-name="T47">plastid 16S rRNA is plentiful, often more than 95% of sequenced reads (___, ___). </text:span><text:span text:style-name="T48">NifH gene amplification is also complicated by the presence of several plant homologues of </text:span></text:p>
      <text:p text:style-name="P13"><text:span text:style-name="T47"/></text:p>
      <text:p text:style-name="P13"><text:span text:style-name="T47"/></text:p>
      <text:p text:style-name="P13"><text:span text:style-name="T47"/></text:p>
      <text:p text:style-name="P18"><text:soft-page-break/></text:p>
      <text:p text:style-name="P18"/>
      <text:p text:style-name="P18">Even as molecular detection of cyanobacterial N<text:span text:style-name="T80">2</text:span><text:span text:style-name="T81">-fixation is increasingly common, and as </text:span></text:p>
      <text:p text:style-name="P1"/>
      <text:p text:style-name="P9"><text:span text:style-name="T23">It has been hypothesized that </text:span></text:p>
      <text:p text:style-name="P1"/>
      <text:p text:style-name="P1"/>
      <text:p text:style-name="P12">Nostoc<text:span text:style-name="T23">-moss symbioses have been observed in many boreal and temperate sites, especially in Scandinavian and North American regions (___). They have not, to our knowledge, been </text:span><text:span text:style-name="T45">formally </text:span><text:span text:style-name="T23">recorded in Germany. </text:span><text:span text:style-name="T45">As we encountered </text:span><text:span text:style-name="T82">Nostoc-</text:span><text:span text:style-name="T45">like organisms in our field work with mosses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__</text:p>
      <text:p text:style-name="P1"/>
      <text:p text:style-name="P5">Discussion:</text:p>
      <text:p text:style-name="P5"/>
      <text:p text:style-name="P7"><text:span text:style-name="T62">Here we have examined patterns of </text:span><text:span text:style-name="T7">Nostoc</text:span><text:span text:style-name="T29"> and </text:span><text:span text:style-name="T7">Nostoc-</text:span><text:span text:style-name="T29">like organisms on several mosses from the region of </text:span><text:span text:style-name="T30">middle and upper Francconia, Germany, utilizing a microscopy- and culture-based approach. </text:span><text:span text:style-name="T53">The </text:span><text:span text:style-name="T54">obvious disadvantage of a culture-based approach</text:span><text:span text:style-name="T53"> is that </text:span><text:span text:style-name="T63">presumably</text:span><text:span text:style-name="T53"> </text:span><text:span text:style-name="T63">many</text:span><text:span text:style-name="T53"> </text:span><text:span text:style-name="T4">Nostoc</text:span><text:span text:style-name="T53">-like organisms were not successfully axenically cultured, or even cultured at all. Cultures that were successful were extremely slow growing, </text:span><text:span text:style-name="T63">and were easily outcompeted in culture by other cyanobacteria. Our PCR-tests for cyanobacterial nifH genes (Fig. ___) support this, indicating that cyanobacteria are probably present</text:span><text:span text:style-name="T53"> </text:span><text:span text:style-name="T63">in most parts of moss aerial tissues even when not detectable with microscopy. </text:span><text:span text:style-name="T64">Nostoc-like organisms exist in many other life stages besides colony (syncoebium) stages (___Mollenhauer 1986 ___), </text:span><text:span text:style-name="T65">includin single cell and single-trichome lifestages. </text:span><text:span text:style-name="T66">and </text:span><text:span text:style-name="T65">Nostoc present on mosses in these life-stages</text:span><text:span text:style-name="T64"> </text:span><text:span text:style-name="T65">probably mostly escape microscopic detection.</text:span><text:span text:style-name="T63"> As such, our </text:span><text:span text:style-name="T64">catalogue</text:span><text:span text:style-name="T63"> of cultured organisms greatly under-represents the diversity of </text:span><text:span text:style-name="T13">N</text:span><text:span text:style-name="T14">ostoc</text:span><text:span text:style-name="T64">-like organisms in mosses in our region. </text:span></text:p>
      <text:p text:style-name="P6"/>
      <text:p text:style-name="P8"><text:span text:style-name="T53">However, the benefit of our approach is that we </text:span><text:span text:style-name="T55">we</text:span><text:span text:style-name="T53">re able</text:span><text:span text:style-name="T1"> t</text:span><text:span text:style-name="T53">o</text:span><text:span text:style-name="T1"> link taxonomic identity </text:span><text:span text:style-name="T55">(</text:span><text:span text:style-name="T67">full-length</text:span><text:span text:style-name="T55">16S sequences)</text:span><text:span text:style-name="T1"> to </text:span><text:span text:style-name="T55">a </text:span><text:span text:style-name="T1">functional gene </text:span><text:span text:style-name="T55">(nifH). </text:span><text:span text:style-name="T53">This has enabled us to observe the </text:span><text:span text:style-name="T55">p</text:span><text:span text:style-name="T58">ossible</text:span><text:span text:style-name="T54"> </text:span><text:span text:style-name="T53">presence of alternate </text:span><text:span text:style-name="T54">nitrogen</text:span><text:span text:style-name="T55">a</text:span><text:span text:style-name="T54">s</text:span><text:span text:style-name="T55">es </text:span><text:span text:style-name="T61">(3 distinct nifH copies)</text:span><text:span text:style-name="T53"> </text:span><text:span text:style-name="T54">in </text:span><text:span text:style-name="T61">the genomes of </text:span><text:span text:style-name="T54">2 of our moss-associated </text:span><text:span text:style-name="T5">Nostoc-</text:span><text:span text:style-name="T24">like organisms. A</text:span><text:span text:style-name="T35">lternative nitrogenases have been previously observed from members of Nostocaceae (___Thiel 1993___, ____Thiel 1995___), and are thought to represent supplementary or complementary roles, allowing diazotrophy in different oxygen levels, or </text:span><text:span text:style-name="T36">the use of alternative</text:span><text:span text:style-name="T35"> metal </text:span><text:span text:style-name="T36">co-factors (vanadium or iron) in place of molybdenum (___Zehr2003___). </text:span><text:span text:style-name="T24"><text:s/>We speculate that in the forest environment, the availability of molybdenum </text:span><text:span text:style-name="T36">may be</text:span><text:span text:style-name="T24"> limiting, </text:span><text:span text:style-name="T36"><text:s/></text:span><text:span text:style-name="T24">especially as when living away from the soil in moss </text:span><text:soft-page-break/><text:span text:style-name="T25">stems, </text:span><text:span text:style-name="T26">especially in canopy dwelling mosses such as the </text:span><text:span text:style-name="T6">Zygodon</text:span><text:span text:style-name="T26">-associated </text:span><text:span text:style-name="T6">Compactonostoc</text:span><text:span text:style-name="T26"> observed from a </text:span><text:span text:style-name="T6">Sorbus </text:span><text:span text:style-name="T26">sp. tree. </text:span><text:span text:style-name="T37">Alternative nitrogenases in</text:span><text:span text:style-name="T26"> </text:span><text:span text:style-name="T37">h</text:span><text:span text:style-name="T36">ighly variable environmental conditions </text:span><text:span text:style-name="T37">in</text:span><text:span text:style-name="T36"> such canopy microsites may also </text:span><text:span text:style-name="T37">enable</text:span><text:span text:style-name="T36"> </text:span><text:span text:style-name="T37">diazotrophic cyanobacteria to fix nitrogen and continue growth under a wider range of conditions. </text:span></text:p>
      <text:p text:style-name="P8"><text:span text:style-name="T24"/></text:p>
      <text:p text:style-name="P8"><text:span text:style-name="T27">Th</text:span><text:span text:style-name="T37">e</text:span><text:span text:style-name="T27"> possibility that moss-associated cyanobacteria host multiple nitrogenases </text:span><text:span text:style-name="T28">has ecological and methodological implications for the study of </text:span><text:span text:style-name="T32">moss-associated</text:span><text:span text:style-name="T8"> </text:span><text:span text:style-name="T9">Nostoc</text:span><text:span text:style-name="T8"> </text:span><text:span text:style-name="T28">and their ecological services. </text:span><text:span text:style-name="T27">For example, Warshan et al. (___2016___) attempted to attribute relative importance </text:span><text:span text:style-name="T36">in terms of biological nitrogen fixation</text:span><text:span text:style-name="T27"> to different cyanobacterial groups </text:span><text:span text:style-name="T36">in boreal forests,</text:span><text:span text:style-name="T27"> based on qPCR of different</text:span><text:span text:style-name="T28">ial abundances of</text:span><text:span text:style-name="T27"> nifH </text:span><text:span text:style-name="T31">m</text:span><text:span text:style-name="T28">RNA</text:span><text:span text:style-name="T27">, but we show here that <text:s/></text:span><text:span text:style-name="T31">it may not be possible to assign taxonomy </text:span><text:span text:style-name="T33">using these nifH clusters. </text:span><text:span text:style-name="T31">I</text:span><text:span text:style-name="T32">ndeed, Warshan et al. </text:span><text:span text:style-name="T33">suggest</text:span><text:span text:style-name="T32"> </text:span><text:span text:style-name="T9">Stigonema</text:span><text:span text:style-name="T32"> as the most important </text:span><text:span text:style-name="T33">group contributing to fixation of nitrogen in boreal forest systems based on high levels of expression of nifH </text:span><text:span text:style-name="T36">genes </text:span><text:span text:style-name="T34">alignmen</text:span><text:span text:style-name="T36">ed</text:span><text:span text:style-name="T34"> to</text:span><text:span text:style-name="T33"> the “Stigonema” cluster of NifH, </text:span><text:span text:style-name="T36">sensu</text:span><text:span text:style-name="T33"> Ininbergs et al. (2011). Our results indicate that <text:s/>our </text:span><text:span text:style-name="T10">Nostoc </text:span><text:span text:style-name="T34">strain </text:span><text:span text:style-name="T36">cultured from </text:span><text:span text:style-name="T12">Homalia trichomanoides</text:span><text:span text:style-name="T34">, closely related to </text:span><text:span text:style-name="T10">Nostoc </text:span><text:span text:style-name="T11">pruniforme</text:span><text:span text:style-name="T35"> SAG 62.79 (Fig. ___),</text:span><text:span text:style-name="T34"> </text:span><text:span text:style-name="T35">has a version of nifH that falls within this cluster, in addition to two other nifH genes </text:span><text:span text:style-name="T36">from other</text:span><text:span text:style-name="T35"> clusters </text:span><text:span text:style-name="T36">sensu Ininbergs et al. (2011)</text:span><text:span text:style-name="T35"> (Fig. ___ and Supp. Fig. ___). </text:span></text:p>
      <text:p text:style-name="P1"/>
      <text:p text:style-name="P2"><text:span text:style-name="T56">Also i</text:span>ntriguing is the possibility that cyanobacteria are living endophytically within moss stems, <text:span text:style-name="T57">as was likely observed here</text:span>. <text:span text:style-name="T56">M</text:span>oss leaves are typically only one cell thick <text:span text:style-name="T56">(___</text:span><text:span text:style-name="T57">Roberts 2012 Moss Cell Walls___</text:span><text:span text:style-name="T56">)</text:span>, <text:span text:style-name="T60">probably </text:span><text:span text:style-name="T56">precluding </text:span><text:span text:style-name="T57">abundant </text:span><text:span text:style-name="T55">endophytic colonization of leaves by microbes </text:span><text:span text:style-name="T60">that is commonly</text:span><text:span text:style-name="T57"> observed </text:span><text:span text:style-name="T56">in vascular plants </text:span><text:span text:style-name="T57">(___)</text:span><text:span text:style-name="T56">. </text:span><text:span text:style-name="T57">Stems and rhizoids </text:span><text:span text:style-name="T58">of mosses are multicellular, and are known to harbor diverse endophytes </text:span><text:span text:style-name="T59">both fungal and bacterial</text:span><text:span text:style-name="T58"> (___Tveit2020Sphagnum___, ___</text:span><text:span text:style-name="T60">U’Ren2010CommAnalMossLich___</text:span><text:span text:style-name="T58">).</text:span></text:p>
      <text:p text:style-name="P1"/>
      <text:p text:style-name="P1">This represents the logical extreme of the structural hypothesis (is this ours? who else talks about this). </text:p>
      <text:p text:style-name="P1">In this hypothesis, the association between <text:span text:style-name="T3">Nostoc</text:span><text:span text:style-name="T23"> and moss host is beneficial to the microbe for structural, physically protective reasons. </text:span></text:p>
      <text:p text:style-name="P1"><text:span text:style-name="T23"/></text:p>
      <text:p text:style-name="P3"><text:span text:style-name="T23">This Mosses are typically hygroscopic, </text:span><text:span text:style-name="T37">and their incurling of leaves and stems during times of low moisture suggests a natural shelter for cyanobacteria.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8T15:07:43.802217247</meta:creation-date>
    <dc:date>2025-12-08T17:15:48.932338527</dc:date>
    <meta:editing-duration>P2DT16H28M2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19" meta:word-count="1136" meta:character-count="8222" meta:non-whitespace-character-count="7086"/>
  </office:meta>
</office:document-meta>
</file>